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" svg:font-family="Lucidasans, 'Times New Roman'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Text_20_body" style:list-style-name="WW8Num1"/>
    <style:style style:name="P3" style:family="paragraph" style:parent-style-name="Text_20_body">
      <style:paragraph-properties fo:margin-left="1.27cm" fo:margin-right="0cm" fo:text-indent="0cm" style:auto-text-indent="false"/>
    </style:style>
    <style:style style:name="P4" style:family="paragraph" style:parent-style-name="Text_20_body">
      <style:paragraph-properties fo:margin-left="1.251cm" fo:margin-right="0cm" fo:text-indent="0cm" style:auto-text-indent="false"/>
    </style:style>
    <style:style style:name="T1" style:family="text">
      <style:text-properties style:font-style-complex="italic"/>
    </style:style>
    <style:style style:name="T2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Meeting Agenda</text:h>
      <text:p text:style-name="Text_20_body">Location: HC group rooms</text:p>
      <text:p text:style-name="Text_20_body">Date: 23/3 2011</text:p>
      <text:p text:style-name="Text_20_body">Time: 13:47</text:p>
      <text:p text:style-name="Text_20_body">Facilitator: <text:span text:style-name="T1">Jennifer Panditha</text:span></text:p>
      <text:p text:style-name="Text_20_body">Participants: Jennifer Panditha, Anton Lin, Boel Nelson, Robert Kaufmann</text:p>
      <text:list xml:id="list35446668" text:style-name="WW8Num1">
        <text:list-item>
          <text:p text:style-name="P2">Objectives</text:p>
        </text:list-item>
      </text:list>
      <text:p text:style-name="P3">Start discussing the RAD, and start writing the documentation for it. Assign different member roles.</text:p>
      <text:list xml:id="list35443165" text:continue-numbering="true" text:style-name="WW8Num1">
        <text:list-item>
          <text:p text:style-name="P2">Reports<text:line-break/>None so far.</text:p>
        </text:list-item>
        <text:list-item>
          <text:p text:style-name="P2">Discussion items</text:p>
        </text:list-item>
      </text:list>
      <text:p text:style-name="P3">We need to find a GUI-plugin for Eclipse that everyone can install on their computer. <text:s/>A GUI mockup for the application needs to be created. The RAD needs to be somewhat done by tomorrow. </text:p>
      <text:list xml:id="list35430041" text:continue-numbering="true" text:style-name="WW8Num1">
        <text:list-item>
          <text:p text:style-name="P2">Outcomes and assignments</text:p>
        </text:list-item>
      </text:list>
      <text:p text:style-name="P3">The group writes the RAD today, then composes a list of things to do, ranked by priority. Members roles were assigned as following:</text:p>
      <text:p text:style-name="P3">Robert – RAD responsible and code manager</text:p>
      <text:p text:style-name="P3">Anton – SDD responsible</text:p>
      <text:p text:style-name="P3">Boel – Report supervisor</text:p>
      <text:p text:style-name="P3">Jennifer – Project leader</text:p>
      <text:p text:style-name="P3"/>
      <text:p text:style-name="P3">We will have a meeting every Monday and Friday.</text:p>
      <text:list xml:id="list35430754" text:continue-numbering="true" text:style-name="WW8Num1">
        <text:list-item>
          <text:p text:style-name="P2">Wrap up</text:p>
        </text:list-item>
      </text:list>
      <text:p text:style-name="P4">Next meeting is Friday the 25<text:span text:style-name="T2">th</text:span> of Marc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" svg:font-family="Lucidasans, 'Times New Roman'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Nimbus Roman No9 L" fo:font-size="12pt" fo:language="en" fo:country="US" style:letter-kerning="true" style:font-name-asian="Nimbus Sans L" style:font-size-asian="12pt" style:font-name-complex="Nimbus Roman No9 L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" style:font-size-asian="14pt" style:font-name-complex="Lucidasans" style:font-size-complex="14pt"/>
    </style:style>
    <style:style style:name="Text_20_body" style:display-name="Text body" style:family="paragraph" style:parent-style-name="Standard_20__28_user_29_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_20__28_user_29_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Lucidasans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Nimbus Roman No9 L" fo:font-size="12pt" fo:language="en" fo:country="US" style:letter-kerning="true" style:font-name-asian="Nimbus Sans L" style:font-size-asian="12pt" style:font-name-complex="Nimbus Roman No9 L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el</meta:initial-creator>
    <meta:creation-date>2011-03-23T13:46:00</meta:creation-date>
    <dc:creator>Robert Kaufmann</dc:creator>
    <dc:date>2011-05-22T15:31:26.16</dc:date>
    <meta:editing-cycles>6</meta:editing-cycles>
    <meta:document-statistic meta:table-count="0" meta:image-count="0" meta:object-count="0" meta:page-count="1" meta:paragraph-count="20" meta:word-count="148" meta:character-count="873"/>
    <meta:generator>OpenOffice.org/3.3$Win32 OpenOffice.org_project/330m20$Build-9567</meta:generator>
    <meta:user-defined meta:name="Info 1"/>
    <meta:user-defined meta:name="Info 2"/>
    <meta:user-defined meta:name="Info 3"/>
    <meta:user-defined meta:name="Info 4"/>
  </office:meta>
</office:document-meta>
</file>